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mm"/>
      <style:text-properties style:font-name="Liberation Sans" style:font-name-asian="微软雅黑" style:font-name-complex="Arial"/>
    </style:style>
    <style:style style:name="ce4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2" table:default-cell-style-name="ce1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新村</text:p>
          </table:table-cell>
          <table:table-cell office:value-type="string" calcext:value-type="string">
            <text:p>居民户数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1"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1"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简单估计量</text:p>
          </table:table-cell>
          <table:table-cell table:formula="of:=AVERAGE([.C2:.L2])" office:value-type="float" office:value="11.2" calcext:value-type="float">
            <text:p>11.2</text:p>
          </table:table-cell>
          <table:table-cell table:formula="of:=AVERAGEA([.C3:.L3])" office:value-type="float" office:value="25.5" calcext:value-type="float">
            <text:p>25.5</text:p>
          </table:table-cell>
          <table:table-cell table:formula="of:=AVERAGE([.C4:.L4])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层权</text:p>
          </table:table-cell>
          <table:table-cell table:style-name="ce2" table:formula="of:=[.B2]/([.B2]+[.B3]+[.B4])" office:value-type="float" office:value="0.303317535545024" calcext:value-type="float">
            <text:p>0.3033</text:p>
          </table:table-cell>
          <table:table-cell table:style-name="ce2" table:formula="of:=[.B3]/([.B2]+[.B3]+[.B4])" office:value-type="float" office:value="0.497630331753554" calcext:value-type="float">
            <text:p>0.4976</text:p>
          </table:table-cell>
          <table:table-cell table:style-name="ce2" table:formula="of:=[.B4]/([.B2]+[.B3]+[.B4])" office:value-type="float" office:value="0.199052132701422" calcext:value-type="float">
            <text:p>0.1991</text:p>
          </table:table-cell>
          <table:table-cell table:style-name="ce2" table:number-columns-repeated="8"/>
          <table:table-cell table:style-name="ce4" table:number-columns-repeated="1012"/>
        </table:table-row>
        <table:table-row table:style-name="ro1">
          <table:table-cell office:value-type="string" calcext:value-type="string">
            <text:p>平均支出</text:p>
          </table:table-cell>
          <table:table-cell table:number-columns-repeated="3"/>
          <table:table-cell table:style-name="ce2" table:formula="of:=[.B7]*[.B8]+[.C7]*[.C8]+[.D7]*[.D8]" office:value-type="float" office:value="20.0677725118483" calcext:value-type="float">
            <text:p>20.06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样本方差</text:p>
          </table:table-cell>
          <table:table-cell table:formula="of:=COM.MICROSOFT.VAR.S([.C2:.L2])" office:value-type="float" office:value="94.4" calcext:value-type="float">
            <text:p>94.4</text:p>
          </table:table-cell>
          <table:table-cell table:formula="of:=COM.MICROSOFT.VAR.S([.C3:.L3])" office:value-type="float" office:value="302.5" calcext:value-type="float">
            <text:p>302.5</text:p>
          </table:table-cell>
          <table:table-cell table:style-name="ce2" table:formula="of:=COM.MICROSOFT.VAR.S([.C4:.L4])" office:value-type="float" office:value="355.555555555556" calcext:value-type="float">
            <text:p>355.55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抽样比</text:p>
          </table:table-cell>
          <table:table-cell table:style-name="ce2" table:formula="of:=10/256" office:value-type="float" office:value="0.0390625" calcext:value-type="float">
            <text:p>0.0391</text:p>
          </table:table-cell>
          <table:table-cell table:style-name="ce2" table:formula="of:=10/420" office:value-type="float" office:value="0.0238095238095238" calcext:value-type="float">
            <text:p>0.0238</text:p>
          </table:table-cell>
          <table:table-cell table:style-name="ce2" table:formula="of:=10/168" office:value-type="float" office:value="0.0595238095238095" calcext:value-type="float">
            <text:p>0.0595</text:p>
          </table:table-cell>
          <table:table-cell table:style-name="ce2" table:number-columns-repeated="8"/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方差估计</text:p>
          </table:table-cell>
          <table:table-cell table:style-name="ce2" table:number-columns-repeated="3"/>
          <table:table-cell table:style-name="ce2" table:formula="of:=[.B8]^2*(1-[.B11])/10*[.B10]+[.C8]^2*(1-[.C11])/10*[.C10]+[.D8]^2*(1-[.D11])/10*[.D10]" office:value-type="float" office:value="9.47211724055314" calcext:value-type="float">
            <text:p>9.4721</text:p>
          </table:table-cell>
          <table:table-cell table:style-name="ce2" table:number-columns-repeated="7"/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标准差估计</text:p>
          </table:table-cell>
          <table:table-cell table:style-name="ce2" table:number-columns-repeated="3"/>
          <table:table-cell table:style-name="ce2" table:formula="of:=SQRT([.E12])" office:value-type="float" office:value="3.07768049682763" calcext:value-type="float">
            <text:p>3.0777</text:p>
          </table:table-cell>
          <table:table-cell table:style-name="ce2" table:number-columns-repeated="7"/>
          <table:table-cell table:style-name="ce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比例分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/2</text:p>
          </table:table-cell>
          <table:table-cell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样本量</text:p>
          </table:table-cell>
          <table:table-cell table:style-name="ce2" table:formula="of:=[.E17]*[.B8]" office:value-type="float" office:value="56.3887943997665" calcext:value-type="float">
            <text:p>56.3888</text:p>
          </table:table-cell>
          <table:table-cell table:style-name="ce2" table:formula="of:=[.E17]*[.C8]" office:value-type="float" office:value="92.5128658121167" calcext:value-type="float">
            <text:p>92.5129</text:p>
          </table:table-cell>
          <table:table-cell table:style-name="ce2" table:formula="of:=[.E17]*[.D8]" office:value-type="float" office:value="37.0051463248468" calcext:value-type="float">
            <text:p>37.0051</text:p>
          </table:table-cell>
          <table:table-cell table:style-name="ce2" table:formula="of:=([.B8]*[.B10]+[.C8]*[.C10]+[.D8]*[.D10])/(([.B15]*[.E9]/[.B16])^2+([.B8]*[.B10]+[.C8]*[.C10]+[.D8]*[.D10])/([.B2]+[.B3]+[.B4]))" office:value-type="float" office:value="185.90680653673" calcext:value-type="float">
            <text:p>185.9068</text:p>
          </table:table-cell>
          <table:table-cell table:style-name="ce2" table:number-columns-repeated="7"/>
          <table:table-cell table:style-name="ce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内曼分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table:formula="of:=[.B8]*SQRT([.B10])/([.B8]*SQRT([.B10])+[.C8]*SQRT([.C10])+[.D8]*SQRT([.D10]))" office:value-type="float" office:value="0.191920511365135" calcext:value-type="float">
            <text:p>0.1919</text:p>
          </table:table-cell>
          <table:table-cell table:style-name="ce3" table:formula="of:=[.C8]*SQRT([.C10])/([.B8]*SQRT([.B10])+[.C8]*SQRT([.C10])+[.D8]*SQRT([.D10]))" office:value-type="float" office:value="0.563647272202806" calcext:value-type="float">
            <text:p>0.5636</text:p>
          </table:table-cell>
          <table:table-cell table:style-name="ce3" table:formula="of:=[.D8]*SQRT([.D10])/([.B8]*SQRT([.B10])+[.C8]*SQRT([.C10])+[.D8]*SQRT([.D10]))" office:value-type="float" office:value="0.244432216432059" calcext:value-type="float">
            <text:p>0.2444</text:p>
          </table:table-cell>
          <table:table-cell table:style-name="ce2" table:number-columns-repeated="8"/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样本量</text:p>
          </table:table-cell>
          <table:table-cell table:style-name="ce2" table:formula="of:=[.B19]*[.E20]" office:value-type="float" office:value="33.6592470117518" calcext:value-type="float">
            <text:p>33.6592</text:p>
          </table:table-cell>
          <table:table-cell table:style-name="ce2" table:formula="of:=[.C19]*[.E20]" office:value-type="float" office:value="98.8531274100225" calcext:value-type="float">
            <text:p>98.8531</text:p>
          </table:table-cell>
          <table:table-cell table:style-name="ce2" table:formula="of:=[.D19]*[.E20]" office:value-type="float" office:value="42.8688121555895" calcext:value-type="float">
            <text:p>42.8688</text:p>
          </table:table-cell>
          <table:table-cell table:style-name="ce2" table:formula="of:=([.B8]*SQRT([.B10])+[.C8]*SQRT([.C10])+[.D8]*SQRT([.D10]))^2/(([.B15]*[.E9]/[.B16])^2+([.B8]*[.B10]+[.C8]*[.C10]+[.D8]*[.D10])/([.B2]+[.B3]+[.B4]))" office:value-type="float" office:value="175.381186577364" calcext:value-type="float">
            <text:p>175.3812</text:p>
          </table:table-cell>
          <table:table-cell table:style-name="ce2" table:number-columns-repeated="7"/>
          <table:table-cell table:style-name="ce4" table:number-columns-repeated="101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00/00/00</text:date>, <text:time style:data-style-name="N2" text:time-value="17:11:58.163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6:22:59.853000000</meta:creation-date>
    <dc:date>2017-11-20T17:24:47.383000000</dc:date>
    <meta:editing-duration>PT4M50S</meta:editing-duration>
    <meta:editing-cycles>2</meta:editing-cycles>
    <meta:generator>LibreOffice/5.4.3.2$Windows_X86_64 LibreOffice_project/92a7159f7e4af62137622921e809f8546db437e5</meta:generator>
    <meta:document-statistic meta:table-count="1" meta:cell-count="93" meta:object-count="0"/>
  </office:meta>
</office:document-meta>
</file>